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3" style:family="paragraph" style:parent-style-name="Standard">
      <style:paragraph-properties fo:line-height="150%"/>
      <style:text-properties style:font-name="Arial" fo:font-size="12pt" style:text-underline-style="none" fo:font-weight="bold" style:font-name-asian="Times New Roman" style:font-size-asian="10.5pt" style:font-weight-asian="bold" style:font-name-complex="Times New Roman" style:font-size-complex="12pt" style:font-weight-complex="bold"/>
    </style:style>
    <style:style style:name="P4"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line-height="150%" fo:text-align="center" style:justify-single-word="false"/>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fo:line-height="150%" fo:text-align="center" style:justify-single-word="false"/>
      <style:text-properties style:font-name="Arial" fo:font-size="12pt" style:font-size-asian="12pt" style:font-size-complex="12pt"/>
    </style:style>
    <style:style style:name="P7" style:family="paragraph" style:parent-style-name="Standard">
      <style:paragraph-properties fo:line-height="150%"/>
      <style:text-properties style:font-name="Arial" fo:font-size="16pt" style:text-underline-style="none" fo:font-weight="bold" style:font-name-asian="Times New Roman" style:font-size-asian="16pt" style:font-weight-asian="bold" style:font-name-complex="Times New Roman" style:font-size-complex="16pt" style:font-weight-complex="bold"/>
    </style:style>
    <style:style style:name="P8" style:family="paragraph" style:parent-style-name="Standard">
      <style:paragraph-properties fo:line-height="150%" fo:text-align="center" style:justify-single-word="false"/>
      <style:text-properties style:font-name="Arial" fo:font-size="40pt" style:font-size-asian="40pt" style:font-size-complex="40pt"/>
    </style:style>
    <style:style style:name="P9"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10" style:family="paragraph" style:parent-style-name="Standard">
      <style:paragraph-properties fo:line-height="150%"/>
    </style:style>
    <style:style style:name="P11" style:family="paragraph" style:parent-style-name="Contents_20_2">
      <style:text-properties style:font-name="Times New Roman" fo:font-size="12pt" style:text-underline-style="none" fo:font-weight="normal" style:font-name-asian="Times New Roman" style:font-size-asian="12pt" style:font-weight-asian="normal" style:font-name-complex="Times New Roman" style:font-size-complex="12pt" style:font-weight-complex="normal"/>
    </style:style>
    <style:style style:name="P12" style:family="paragraph">
      <style:text-properties fo:font-weight="bold" style:font-weight-asian="bold" style:font-weight-complex="bold"/>
    </style:style>
    <style:style style:name="P13" style:family="paragraph">
      <style:paragraph-properties fo:text-align="center"/>
    </style:style>
    <style:style style:name="P14" style:family="paragraph">
      <style:paragraph-properties fo:text-align="start"/>
    </style:style>
    <style:style style:name="T1" style:family="text">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T2" style:family="text">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svg:stroke-width="0.0201in" draw:textarea-horizontal-align="center" draw:textarea-vertical-align="middle" fo:padding-top="0.011in" fo:padding-bottom="0.011in" fo:padding-left="0.011in" fo:padding-right="0.011in" style:run-through="foreground"/>
    </style:style>
    <style:style style:name="gr4" style:family="graphic">
      <style:graphic-properties svg:stroke-width="0in" draw:textarea-horizontal-align="justify" draw:textarea-vertical-align="middle" draw:auto-grow-height="false" style:run-through="foreground"/>
    </style:style>
    <style:style style:name="gr5" style:family="graphic">
      <style:graphic-properties svg:stroke-width="0.0201in" draw:textarea-horizontal-align="center" draw:textarea-vertical-align="middle" fo:padding-top="0.0102in" fo:padding-bottom="0.0102in" fo:padding-left="0.0102in" fo:padding-right="0.0102in" style:run-through="foreground"/>
    </style:style>
    <style:style style:name="gr6" style:family="graphic">
      <style:graphic-properties svg:stroke-width="0.0201in" draw:textarea-horizontal-align="center" draw:textarea-vertical-align="middle" fo:padding-top="0.0098in" fo:padding-bottom="0.0098in" fo:padding-left="0.0098in" fo:padding-right="0.0098in" style:run-through="foreground"/>
    </style:style>
    <style:style style:name="gr7" style:family="graphic">
      <style:graphic-properties svg:stroke-width="0.0201in" draw:textarea-horizontal-align="center" draw:textarea-vertical-align="middle" fo:padding-top="0.0098in" fo:padding-bottom="0.0098in" fo:padding-left="0.0098in" fo:padding-right="0.0098in" style:run-through="foreground"/>
    </style:style>
    <style:style style:name="gr8" style:family="graphic">
      <style:graphic-properties svg:stroke-width="0.0201in" draw:textarea-horizontal-align="justify" draw:textarea-vertical-align="middle" draw:auto-grow-height="false" fo:padding-top="0.0098in" fo:padding-bottom="0.0098in" fo:padding-left="0.0098in" fo:padding-right="0.0098in" style:run-through="foreground"/>
    </style:style>
    <style:style style:name="gr9" style:family="graphic">
      <style:graphic-properties draw:stroke="none" svg:stroke-width="0.0201in" svg:stroke-color="#000000" draw:fill="none" draw:fill-color="#ffffff" fo:min-height="0.2256in" style:run-through="foreground"/>
    </style:style>
    <style:style style:name="gr10" style:family="graphic">
      <style:graphic-properties draw:stroke="none" svg:stroke-width="0.0201in" svg:stroke-color="#000000" draw:fill="none" draw:fill-color="#ffffff" fo:min-height="0.3555in" style:run-through="foreground"/>
    </style:style>
    <style:style style:name="gr11" style:family="graphic">
      <style:graphic-properties draw:stroke="none" svg:stroke-width="0.0201in" svg:stroke-color="#000000" draw:fill="none" draw:fill-color="#ffffff" fo:min-height="0.2339in" style:run-through="foreground"/>
    </style:style>
    <style:style style:name="gr12" style:family="graphic">
      <style:graphic-properties draw:stroke="none" svg:stroke-width="0.0201in" svg:stroke-color="#000000" draw:fill="none" draw:fill-color="#ffffff" fo:min-height="0.2516in" style:run-through="foreground"/>
    </style:style>
    <style:style style:name="gr13" style:family="graphic">
      <style:graphic-properties svg:stroke-width="0.0201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14" style:family="graphic">
      <style:graphic-properties svg:stroke-width="0.0201in" draw:textarea-horizontal-align="justify" draw:textarea-vertical-align="middle" draw:auto-grow-height="fals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15" style:family="graphic">
      <style:graphic-properties svg:stroke-width="0.0201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width="0.0201in" svg:stroke-color="#000000" draw:fill="none" draw:fill-color="#ffffff" fo:min-height="0.2256in"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width="0.0201in" svg:stroke-color="#000000" draw:fill="none" draw:fill-color="#ffffff" fo:min-height="0.3555in"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width="0.0201in" svg:stroke-color="#000000" draw:fill="none" draw:fill-color="#ffffff" fo:min-height="0.2339in"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width="0.0201in" svg:stroke-color="#000000" draw:fill="none" draw:fill-color="#ffffff" fo:min-height="0.2516in"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width="0.0201in"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width="0.0201in"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8"/>
      <text:p text:style-name="P8"/>
      <text:p text:style-name="P8">&lt;^&gt; TRIFORCE &lt;^&gt;</text:p>
      <text:p text:style-name="P6"/>
      <text:p text:style-name="P6">A Tetris Attack Clone</text:p>
      <text:p text:style-name="P6">Gabe Pike</text:p>
      <text:p text:style-name="P6">Other Team Member: Brandon Hinesley</text:p>
      <text:p text:style-name="P5"/>
      <text:p text:style-name="P7"/>
      <text:p text:style-name="P7"/>
      <text:p text:style-name="P7"/>
      <text:p text:style-name="P7"/>
      <text:p text:style-name="P7"/>
      <text:p text:style-name="P7"/>
      <text:p text:style-name="P7"/>
      <text:p text:style-name="Contents_20_1"><text:soft-page-break/>Section 2: Analysis Workflow</text:p>
      <text:p text:style-name="Contents_20_2">2.1 Analysis Workflow<text:tab/>3</text:p>
      <text:p text:style-name="Contents_20_3">2.1.1 Functional Modeling<text:tab/>3</text:p>
      <text:p text:style-name="Contents_20_3">2.1.2 Entity Class Modeling<text:tab/>6</text:p>
      <text:p text:style-name="Contents_20_3">2.1.3 Boundary Class Extraction<text:tab/>8</text:p>
      <text:p text:style-name="Contents_20_3">2.1.4 Control Class Modeling<text:tab/>9</text:p>
      <text:p text:style-name="Contents_20_3">2.1.5 Dynamic Modeling<text:tab/>10</text:p>
      <text:p text:style-name="Contents_20_3">2.1.6 Communication Modeling<text:tab/>11</text:p>
      <text:p text:style-name="Contents_20_2">2.2. Walkthrough<text:tab/>12</text:p>
      <text:p text:style-name="P11">2.3. Revised Analysis after Walkthrough<text:tab/>1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2.1 Analysis Workflow</text:p>
      <text:p text:style-name="P3">2.1.1 Functional Modeling</text:p>
      <text:p text:style-name="P4">Normal scenarios</text:p>
      <text:p text:style-name="P1">1. Game starts and shows the main menu</text:p>
      <text:p text:style-name="P1">2. Player selects the Play button</text:p>
      <text:p text:style-name="P1"><text:tab/>2.1. Game is loaded and customized based on selected settings</text:p>
      <text:p text:style-name="P1"><text:tab/>2.2. Timer counts down from 3 then starts the game</text:p>
      <text:p text:style-name="P1"><text:tab/>2.3. Player moves with cursor</text:p>
      <text:p text:style-name="P1"><text:tab/>2.4. Player swaps blocks</text:p>
      <text:p text:style-name="P1"><text:tab/>2.5. Execute the combo detection subroutine</text:p>
      <text:p text:style-name="P1"><text:tab/>2.6. If a combo is detected:</text:p>
      <text:p text:style-name="P1"><text:tab/><text:tab/>a. Grid changes state to COMBO</text:p>
      <text:p text:style-name="P1"><text:tab/><text:tab/>b. Blocks in the combo are changed to state COMBO</text:p>
      <text:p text:style-name="P1"><text:tab/><text:tab/>c. After S seconds the blocks break</text:p>
      <text:p text:style-name="P1"><text:tab/><text:tab/>d. Execute the fall detection subroutine (goto 2.7a)</text:p>
      <text:p text:style-name="P1"><text:tab/>2.7. If no combo is detected:</text:p>
      <text:p text:style-name="P1"><text:tab/><text:tab/>a. Execute the fall detection subroutine</text:p>
      <text:p text:style-name="P1"><text:tab/><text:tab/>b. If a fall is detected:</text:p>
      <text:p text:style-name="P1"><text:tab/><text:tab/><text:tab/>1. Set the blocks that need to fall to the FALL state</text:p>
      <text:p text:style-name="P1"><text:tab/><text:tab/><text:tab/>2. Make the blocks fall by Y pixels every S milliseconds until they land on</text:p>
      <text:p text:style-name="P1"><text:tab/><text:tab/><text:tab/><text:tab/>a non-disabled block.</text:p>
      <text:p text:style-name="P1"><text:tab/><text:tab/><text:tab/>3. Execute the combo detection subroutine on each FALL block</text:p>
      <text:p text:style-name="P1"><text:tab/><text:tab/><text:tab/>4. Increment the chain counter for each combo detected and goto 2.6</text:p>
      <text:p text:style-name="P1"><text:tab/><text:tab/><text:tab/>5. Set the chain counter to 0 if no combo detected</text:p>
      <text:p text:style-name="P1"><text:tab/><text:tab/><text:tab/>6. Set Grid's state to PLAY</text:p>
      <text:p text:style-name="P1"><text:tab/>2.8. Player selects the Pause button</text:p>
      <text:p text:style-name="P1"><text:tab/><text:tab/>a. The game's state changes to PAUSE</text:p>
      <text:p text:style-name="P1"><text:tab/><text:tab/>b. The blocks are not displayed to prevent cheating</text:p>
      <text:p text:style-name="P1"><text:tab/><text:tab/>c. The player selects the Pause button again</text:p>
      <text:p text:style-name="P1"><text:tab/><text:tab/>d. The game's state changes to PLAY</text:p>
      <text:p text:style-name="P1"><text:tab/><text:tab/>e. Normal gameplay resumes</text:p>
      <text:p text:style-name="P1"><text:soft-page-break/><text:tab/>2.9. Player selects the Menu button</text:p>
      <text:p text:style-name="P1"><text:tab/><text:tab/>a. Game objects are deleted</text:p>
      <text:p text:style-name="P1"><text:tab/><text:tab/>b. The player is returned to the main menu</text:p>
      <text:p text:style-name="P1"><text:tab/>2.10. Player selects the Quit button</text:p>
      <text:p text:style-name="P1"><text:tab/><text:tab/>a. The game immediately exits</text:p>
      <text:p text:style-name="P1">3. Player selects the Settings button</text:p>
      <text:p text:style-name="P1"><text:tab/>3.1. The settings menu is loaded</text:p>
      <text:p text:style-name="P1"><text:tab/>3.2. Player toggles sound on/off</text:p>
      <text:p text:style-name="P1"><text:tab/>3.3. Player toggles mouse on/off </text:p>
      <text:p text:style-name="P1"><text:tab/>3.4. Player changes key bindings</text:p>
      <text:p text:style-name="P1"><text:tab/>3.5. Player clicks the Save button</text:p>
      <text:p text:style-name="P1"><text:tab/><text:tab/>a. Settings are saved</text:p>
      <text:p text:style-name="P1"><text:tab/><text:tab/>b. Main menu is loaded</text:p>
      <text:p text:style-name="P1">4. Player selects the Help button</text:p>
      <text:p text:style-name="P1"><text:tab/>4.1. Some text and graphics are displayed that explain how to play the game</text:p>
      <text:p text:style-name="P1"><text:tab/>4.2. Player selects the Back button</text:p>
      <text:p text:style-name="P1"><text:tab/>4.3. Main menu is loaded</text:p>
      <text:p text:style-name="P1">5. Player selects the About button</text:p>
      <text:p text:style-name="P1"><text:tab/>5.1. A short description of the game, credits, and licensing information is displayed on <text:tab/><text:tab/><text:tab/>the screen.</text:p>
      <text:p text:style-name="P1"><text:tab/>5.2. Player selects the Back button</text:p>
      <text:p text:style-name="P1"><text:tab/>5.3. Main menu is loaded</text:p>
      <text:p text:style-name="P1">6. Player selects the Exit button</text:p>
      <text:p text:style-name="P1"><text:tab/>6.1. Game immediately exits.</text:p>
      <text:p text:style-name="P1"/>
      <text:p text:style-name="P1"/>
      <text:p text:style-name="P1"/>
      <text:p text:style-name="P1"/>
      <text:p text:style-name="P1"/>
      <text:p text:style-name="P1"/>
      <text:p text:style-name="P1"/>
      <text:p text:style-name="P4"><text:soft-page-break/>Exception scenarios</text:p>
      <text:p text:style-name="P1">Early Quit:</text:p>
      <text:p text:style-name="P1">1. Player starts playing the game</text:p>
      <text:p text:style-name="P1">2. Player clicks Quit</text:p>
      <text:p text:style-name="P1">3. Game immediately exits</text:p>
      <text:p text:style-name="P1"/>
      <text:p text:style-name="P1">Player intentionally loses</text:p>
      <text:p text:style-name="P1">1. Player holds the push-row button</text:p>
      <text:p text:style-name="P1">2. The blocks hit the top very quickly</text:p>
      <text:p text:style-name="P1">3. Player loses</text:p>
      <text:p text:style-name="P1">4. Game over screen is displayed</text:p>
      <text:p text:style-name="P1">5. Player returns to main menu</text:p>
      <text:p text:style-name="P1"/>
      <text:p text:style-name="P1">Player gets very large chains</text:p>
      <text:p text:style-name="P1">1. The player is skilled enough to chain many combos together</text:p>
      <text:p text:style-name="P1">2. The game is able to handle it because combos are detected after every combo occu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2.1.2 Entity Class Modeling</text:p>
      <text:p text:style-name="P4">Noun extraction</text:p>
      <text:p text:style-name="P10"><text:span text:style-name="T1"><text:tab/>When the </text:span><text:span text:style-name="T2">game</text:span><text:span text:style-name="T1"> is loaded, the </text:span><text:span text:style-name="T2">configuration</text:span><text:span text:style-name="T1"> </text:span><text:span text:style-name="T2">file</text:span><text:span text:style-name="T1"> is read and saved into </text:span><text:span text:style-name="T2">settings</text:span><text:span text:style-name="T1">. Then the </text:span><text:span text:style-name="T2">player</text:span><text:span text:style-name="T1"> is presented with the </text:span><text:span text:style-name="T2">main</text:span><text:span text:style-name="T1"> </text:span><text:span text:style-name="T2">menu</text:span><text:span text:style-name="T1">. The </text:span><text:span text:style-name="T2">player</text:span><text:span text:style-name="T1"> can click </text:span><text:span text:style-name="T2">buttons</text:span><text:span text:style-name="T1"> to take them to other </text:span><text:span text:style-name="T2">menus</text:span><text:span text:style-name="T1"> or to play the </text:span><text:span text:style-name="T2">game</text:span><text:span text:style-name="T1">. The </text:span><text:span text:style-name="T2">settings</text:span><text:span text:style-name="T1"> </text:span><text:span text:style-name="T2">menu</text:span><text:span text:style-name="T1"> lets the user configure </text:span><text:span text:style-name="T2">options</text:span><text:span text:style-name="T1">. </text:span><text:span text:style-name="T2">Options </text:span><text:span text:style-name="T1">are saved to a </text:span><text:span text:style-name="T2">configuration file</text:span><text:span text:style-name="T1">. The </text:span><text:span text:style-name="T2">help menu</text:span><text:span text:style-name="T1"> displays explains how to play the </text:span><text:span text:style-name="T2">game</text:span><text:span text:style-name="T1">. The </text:span><text:span text:style-name="T2">About</text:span><text:span text:style-name="T1"> </text:span><text:span text:style-name="T2">menu</text:span><text:span text:style-name="T1"> displays gives some background information about the </text:span><text:span text:style-name="T2">game</text:span><text:span text:style-name="T1">. The </text:span><text:span text:style-name="T2">player</text:span><text:span text:style-name="T1"> clicks the </text:span><text:span text:style-name="T2">play</text:span><text:span text:style-name="T1"> </text:span><text:span text:style-name="T2">button</text:span><text:span text:style-name="T1"> and to start the </text:span><text:span text:style-name="T2">game</text:span><text:span text:style-name="T1">.</text:span></text:p>
      <text:p text:style-name="P1"><text:tab/>The <text:span text:style-name="T3">game play</text:span> <text:span text:style-name="T3">area </text:span>consists of the of a <text:span text:style-name="T3">grid</text:span> of <text:span text:style-name="T3">blocks</text:span>. The <text:span text:style-name="T3">player</text:span> controls a <text:span text:style-name="T3">cursor</text:span> and can use it to swap <text:span text:style-name="T3">blocks</text:span>. If at least 3 <text:span text:style-name="T3">blocks </text:span>are lined up, a <text:span text:style-name="T3">combo event </text:span>occurs. If there are disabled <text:span text:style-name="T3">blocks</text:span> under an enabled <text:span text:style-name="T3">block</text:span>, then a <text:span text:style-name="T3">fall event </text:span>occurs. A <text:span text:style-name="T3">fall event</text:span> can only occur after the player swaps or a <text:span text:style-name="T3">combo event.</text:span> A <text:span text:style-name="T3">combo event</text:span> can only occur after the <text:span text:style-name="T3">player</text:span> swaps or a <text:span text:style-name="T3">fall event</text:span>. The <text:span text:style-name="T3">grid</text:span> <text:span text:style-name="T3">controller</text:span> is responsible for detecting <text:span text:style-name="T3">combo events</text:span> and <text:span text:style-name="T3">fall events</text:span>. A <text:span text:style-name="T3">heads-up</text:span> <text:span text:style-name="T3">display</text:span> (<text:span text:style-name="T3">HUD</text:span>) keeps track of the <text:span text:style-name="T3">time </text:span>and displays a <text:span text:style-name="T3">timer</text:span> and the <text:span text:style-name="T3">score</text:span>. </text:p>
      <text:p text:style-name="P4"><text:tab/>Input devices<text:span text:style-name="T4"> all go through a single </text:span>input controller<text:span text:style-name="T4"> that controls the flow of execution based on the current </text:span>state<text:span text:style-name="T4"> of the </text:span>game<text:span text:style-name="T4"> and the </text:span>action<text:span text:style-name="T4"> bound to the </text:span>input event<text:span text:style-name="T4">.</text:span></text:p>
      <text:p text:style-name="P1"/>
      <text:p text:style-name="P1">Identification of nouns: game, player, main menu, settings menu, help menu, about menu, button, settings, options, game play area, grid, blocks, combo event, fall event, grid controller, HUD, timer, score, input device, input controller, state, action, input event</text:p>
      <text:p text:style-name="P1"/>
      <text:p text:style-name="P1"/>
      <text:p text:style-name="P1"/>
      <text:p text:style-name="P1"/>
      <text:p text:style-name="P1"/>
      <text:p text:style-name="P1"/>
      <text:p text:style-name="P1"/>
      <text:p text:style-name="P1"/>
      <text:p text:style-name="P1"/>
      <text:p text:style-name="P1"/>
      <text:p text:style-name="P1"><text:soft-page-break/>Entity classes:</text:p>
      <text:p text:style-name="P1">Game</text:p>
      <text:p text:style-name="P1">HUD</text:p>
      <text:p text:style-name="P1">Block</text:p>
      <text:p text:style-name="P1">Cursor</text:p>
      <text:p text:style-name="P1">Menu</text:p>
      <text:p text:style-name="P1"/>
      <text:p text:style-name="P1"><draw:g text:anchor-type="paragraph" draw:z-index="0" draw:style-name="gr1"><draw:custom-shape draw:style-name="gr2" svg:width="1.9717in" svg:height="0.9807in" svg:x="2.6232in" svg:y="-0.0472in"><text:p><text:span text:style-name="T3">Game</text:span></text:p><text:p><text:span text:style-name="T4">currentState (enum)</text:span></text:p><text:p><text:span text:style-name="T4">gamePlay (GamePlay class)</text:span></text:p><text:p><text:span text:style-name="T4">menus (list of Menus)</text:span></text:p><text:p/><draw:enhanced-geometry svg:viewBox="0 0 21600 21600" draw:type="rectangle" draw:enhanced-path="M 0 0 L 21600 0 21600 21600 0 21600 0 0 Z N"/></draw:custom-shape><draw:custom-shape draw:style-name="gr2" draw:text-style-name="P12" svg:width="1.6933in" svg:height="0.5213in" svg:x="5.0815in" svg:y="1.9547in"><text:p><text:span text:style-name="T3">Cursor</text:span></text:p><text:p><text:span text:style-name="T4">row, column (int)</text:span></text:p><text:p><text:span text:style-name="T4"/></text:p><draw:enhanced-geometry svg:viewBox="0 0 21600 21600" draw:type="rectangle" draw:enhanced-path="M 0 0 L 21600 0 21600 21600 0 21600 0 0 Z N"/></draw:custom-shape><draw:custom-shape draw:style-name="gr2" svg:width="1.7189in" svg:height="0.6776in" svg:x="0.1598in" svg:y="1.772in"><text:p><text:span text:style-name="T3">Block</text:span></text:p><text:p><text:span text:style-name="T4">currentState (enum)</text:span></text:p><text:p><text:span text:style-name="T4">fallOffset (int)</text:span></text:p><draw:enhanced-geometry svg:viewBox="0 0 21600 21600" draw:type="rectangle" draw:enhanced-path="M 0 0 L 21600 0 21600 21600 0 21600 0 0 Z N"/></draw:custom-shape><draw:custom-shape draw:style-name="gr2" svg:width="2.578in" svg:height="1.0835in" svg:x="0.1697in" svg:y="3.6925in"><text:p><text:span text:style-name="T3">HUD</text:span></text:p><text:p>x, y (int)</text:p><text:p>startTime (int)</text:p><text:p>currentTime (int)</text:p><text:p>currentSeconds, currentMinues (int)</text:p><draw:enhanced-geometry svg:viewBox="0 0 21600 21600" draw:type="rectangle" draw:enhanced-path="M 0 0 L 21600 0 21600 21600 0 21600 0 0 Z N"/></draw:custom-shape><draw:line draw:style-name="gr3" draw:text-style-name="P13" svg:x1="2.7819in" svg:y1="0.8669in" svg:x2="1.6882in" svg:y2="2.0098in"><text:p/></draw:line><draw:line draw:style-name="gr3" draw:text-style-name="P13" svg:x1="4.3264in" svg:y1="0.9591in" svg:x2="5.9146in" svg:y2="2.0965in"><text:p/></draw:line><draw:line draw:style-name="gr3" draw:text-style-name="P13" svg:x1="3.337in" svg:y1="0.8669in" svg:x2="1.7917in" svg:y2="3.8669in"><text:p/></draw:line><draw:custom-shape draw:style-name="gr2" draw:text-style-name="P12" svg:width="1.735in" svg:height="0.9039in" svg:x="4.9701in" svg:y="3.6807in"><text:p><text:span text:style-name="T3">Menu</text:span></text:p><text:p><text:span text:style-name="T4">buttons (list of Buttons)</text:span></text:p><text:p><text:span text:style-name="T4">text</text:span></text:p><draw:enhanced-geometry svg:viewBox="0 0 21600 21600" draw:type="rectangle" draw:enhanced-path="M 0 0 L 21600 0 21600 21600 0 21600 0 0 Z N"/></draw:custom-shape><draw:line draw:style-name="gr3" draw:text-style-name="P13" svg:x1="3.7445in" svg:y1="0.889in" svg:x2="5.8543in" svg:y2="3.7709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2.1.3 Boundary Class Exaction</text:p>
      <text:p text:style-name="P1">Boundary classes: </text:p>
      <text:p text:style-name="P1">Input</text:p>
      <text:p text:style-name="P1">Button</text:p>
      <text:p text:style-name="P1">GamePlay</text:p>
      <text:p text:style-name="P1"/>
      <text:p text:style-name="P1"/>
      <text:p text:style-name="P1"/>
      <text:p text:style-name="P1"><draw:g text:anchor-type="paragraph" draw:z-index="1" draw:style-name="gr1"><draw:custom-shape draw:style-name="gr2" draw:text-style-name="P12" svg:width="1.5106in" svg:height="0.6858in" svg:x="0.2646in" svg:y="0.028in"><text:p><text:span text:style-name="T3">Input Controller</text:span></text:p><text:p><text:span text:style-name="T4">Action (class)</text:span></text:p><text:p><text:span text:style-name="T4">Player (class)</text:span></text:p><text:p><text:span text:style-name="T4"/></text:p><draw:enhanced-geometry svg:viewBox="0 0 21600 21600" draw:mirror-horizontal="false" draw:mirror-vertical="false" draw:type="rectangle" draw:enhanced-path="M 0 0 L 21600 0 21600 21600 0 21600 0 0 Z N"/></draw:custom-shape><draw:custom-shape draw:style-name="gr2" draw:text-style-name="P12" svg:width="1.735in" svg:height="0.9039in" svg:x="4.3102in" svg:y="1.2764in"><text:p><text:span text:style-name="T3">Menu</text:span></text:p><text:p><text:span text:style-name="T4">buttons (list of Buttons)</text:span></text:p><text:p><text:span text:style-name="T4">text</text:span></text:p><draw:enhanced-geometry svg:viewBox="0 0 21600 21600" draw:type="rectangle" draw:enhanced-path="M 0 0 L 21600 0 21600 21600 0 21600 0 0 Z N"/></draw:custom-shape><draw:custom-shape draw:style-name="gr2" svg:width="1.9717in" svg:height="0.9807in" svg:x="2.5476in" svg:y="-0.8319in"><text:p><text:span text:style-name="T3">Game</text:span></text:p><text:p><text:span text:style-name="T4">currentState (enum)</text:span></text:p><text:p><text:span text:style-name="T4">gamePlay (GamePlay class)</text:span></text:p><text:p><text:span text:style-name="T4">menus (list of Menus)</text:span></text:p><text:p/><draw:enhanced-geometry svg:viewBox="0 0 21600 21600" draw:type="rectangle" draw:enhanced-path="M 0 0 L 21600 0 21600 21600 0 21600 0 0 Z N"/></draw:custom-shape><draw:custom-shape draw:style-name="gr2" draw:text-style-name="P12" svg:width="1.6933in" svg:height="0.5213in" svg:x="1.774in" svg:y="5.3134in"><text:p><text:span text:style-name="T3">Cursor</text:span></text:p><text:p><text:span text:style-name="T4">row, column (int)</text:span></text:p><text:p><text:span text:style-name="T4"/></text:p><draw:enhanced-geometry svg:viewBox="0 0 21600 21600" draw:type="rectangle" draw:enhanced-path="M 0 0 L 21600 0 21600 21600 0 21600 0 0 Z N"/></draw:custom-shape><draw:custom-shape draw:style-name="gr2" svg:width="1.7189in" svg:height="0.6776in" svg:x="0.2193in" svg:y="3.8634in"><text:p><text:span text:style-name="T3">Block</text:span></text:p><text:p><text:span text:style-name="T4">currentState (enum)</text:span></text:p><text:p><text:span text:style-name="T4">fallOffset (int)</text:span></text:p><draw:enhanced-geometry svg:viewBox="0 0 21600 21600" draw:type="rectangle" draw:enhanced-path="M 0 0 L 21600 0 21600 21600 0 21600 0 0 Z N"/></draw:custom-shape><draw:custom-shape draw:style-name="gr2" svg:width="2.578in" svg:height="1.0835in" svg:x="3.8858in" svg:y="4.3264in"><text:p><text:span text:style-name="T3">HUD</text:span></text:p><text:p>x, y (int)</text:p><text:p>startTime (int)</text:p><text:p>currentTime (int)</text:p><text:p>currentSeconds, currentMinues (int)</text:p><draw:enhanced-geometry svg:viewBox="0 0 21600 21600" draw:type="rectangle" draw:enhanced-path="M 0 0 L 21600 0 21600 21600 0 21600 0 0 Z N"/></draw:custom-shape><draw:custom-shape draw:style-name="gr2" svg:width="1.5197in" svg:height="0.9996in" svg:x="4.7445in" svg:y="2.9362in"><text:p><text:span text:style-name="T3">Button</text:span></text:p><text:p><text:span text:style-name="T4">hovering (bool)</text:span></text:p><text:p><text:span text:style-name="T4">pressing (bool)</text:span></text:p><text:p><text:span text:style-name="T4">enabled (bool)</text:span></text:p><draw:enhanced-geometry svg:viewBox="0 0 21600 21600" draw:type="rectangle" draw:enhanced-path="M 0 0 L 21600 0 21600 21600 0 21600 0 0 Z N"/></draw:custom-shape><draw:line draw:style-name="gr3" draw:text-style-name="P13" svg:x1="3.4929in" svg:y1="0.0827in" svg:x2="5.0465in" svg:y2="1.4362in"><text:p/></draw:line><draw:custom-shape draw:style-name="gr4" svg:width="1.6323in" svg:height="0.6598in" svg:x="1.2358in" svg:y="1.1933in"><text:p><text:span text:style-name="T3">GamePlay</text:span></text:p><text:p>grids (list of Grids)</text:p><text:p>currentState</text:p><draw:enhanced-geometry svg:viewBox="0 0 21600 21600" draw:type="rectangle" draw:enhanced-path="M 0 0 L 21600 0 21600 21600 0 21600 0 0 Z N"/></draw:custom-shape><draw:line draw:style-name="gr3" draw:text-style-name="P13" svg:x1="2.2508in" svg:y1="1.3402in" svg:x2="3.4315in" svg:y2="0.0382in"><text:p/></draw:line><draw:line draw:style-name="gr3" draw:text-style-name="P13" svg:x1="0.8882in" svg:y1="4.05in" svg:x2="2.1811in" svg:y2="1.7319in"><text:p/></draw:line><draw:line draw:style-name="gr3" draw:text-style-name="P13" svg:x1="5.2118in" svg:y1="2.1398in" svg:x2="5.8193in" svg:y2="3.1378in"><text:p/></draw:line><draw:line draw:style-name="gr3" draw:text-style-name="P13" svg:x1="2.8071in" svg:y1="0.0382in" svg:x2="1.6264in" svg:y2="0.5161in"><text:p/></draw:line><draw:line draw:style-name="gr3" draw:text-style-name="P13" svg:x1="1.0882in" svg:y1="0.6283in" svg:x2="2.1217in" svg:y2="1.2972in"><text:p/></draw:line><draw:line draw:style-name="gr3" draw:text-style-name="P13" svg:x1="1.5909in" svg:y1="0.6283in" svg:x2="4.6118in" svg:y2="1.3839in"><text:p/></draw:line><draw:line draw:style-name="gr5" draw:text-style-name="P13" svg:x1="2.7374in" svg:y1="1.7492in" svg:x2="5.3331in" svg:y2="4.6055in"><text:p/></draw:line><draw:line draw:style-name="gr5" draw:text-style-name="P13" svg:x1="2.4165in" svg:y1="1.8965in" svg:x2="2.8591in" svg:y2="5.4811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2.1.4 Control Class Modeling</text:p>
      <text:p text:style-name="P1">Control classes: Grid, ComboEvent, FallEvent</text:p>
      <text:p text:style-name="P1"/>
      <text:p text:style-name="P1"><draw:g text:anchor-type="paragraph" draw:z-index="2" draw:style-name="gr1"><draw:custom-shape draw:style-name="gr2" svg:width="3.5685in" svg:height="1.5012in" svg:x="0.5882in" svg:y="2.3736in"><text:p><text:span text:style-name="T3">Grid</text:span></text:p><text:p>Blocks (stored as deque of Block vectors)</text:p><text:p>x, y (int)</text:p><text:p>yOffset (int, used for calculating block y positions)</text:p><text:p>currentState (enum)</text:p><text:p>comboEvents (list of ComboEvents)</text:p><text:p>fallEvents (list of FallEvents)</text:p><text:p>chainCount (int, # of current chains)</text:p><draw:enhanced-geometry svg:viewBox="0 0 21600 21600" draw:type="rectangle" draw:enhanced-path="M 0 0 L 21600 0 21600 21600 0 21600 0 0 Z N"/></draw:custom-shape><draw:custom-shape draw:style-name="gr2" svg:width="2.9949in" svg:height="1.1894in" svg:x="0.4028in" svg:y="5.8323in"><text:p><text:span text:style-name="T3">ComboEvent</text:span></text:p><text:p>comboState (enum)</text:p><text:p>left, right, up, down, mid (class of x and y pos)</text:p><text:p>cells (list of coordinates in the combo)</text:p><text:p>startTime (time that the combo began)</text:p><text:p>enabled (bool)</text:p><text:p/><draw:enhanced-geometry svg:viewBox="0 0 21600 21600" draw:type="rectangle" draw:enhanced-path="M 0 0 L 21600 0 21600 21600 0 21600 0 0 Z N"/></draw:custom-shape><draw:custom-shape draw:style-name="gr2" draw:text-style-name="P12" svg:width="1.6622in" svg:height="1.1894in" svg:x="2.9098in" svg:y="7.285in"><text:p text:style-name="P14"><text:span text:style-name="T3">FallEvent</text:span></text:p><text:p text:style-name="P14"><text:span text:style-name="T4">row, col (int)</text:span></text:p><text:p text:style-name="P14"><text:span text:style-name="T4">numBlocks (int)</text:span></text:p><text:p text:style-name="P14"><text:span text:style-name="T4">lastFall (int)</text:span></text:p><text:p text:style-name="P14"><text:span text:style-name="T4">enabled (bool)</text:span></text:p><text:p text:style-name="P14"><text:span text:style-name="T4">currentState (enum)</text:span></text:p><draw:enhanced-geometry svg:viewBox="0 0 21600 21600" draw:type="rectangle" draw:enhanced-path="M 0 0 L 21600 0 21600 21600 0 21600 0 0 Z N"/></draw:custom-shape><draw:custom-shape draw:style-name="gr2" draw:text-style-name="P12" svg:width="1.3894in" svg:height="0.7394in" svg:x="2.7346in" svg:y="1.1071in"><text:p><text:span text:style-name="T3"/></text:p><text:p><text:span text:style-name="T3">Input Controller</text:span></text:p><text:p><text:span text:style-name="T4">Action (class)</text:span></text:p><text:p><text:span text:style-name="T4">Player (class)</text:span></text:p><text:p><text:span text:style-name="T4"/></text:p><draw:enhanced-geometry svg:viewBox="0 0 21600 21600" draw:mirror-horizontal="false" draw:mirror-vertical="false" draw:type="rectangle" draw:enhanced-path="M 0 0 L 21600 0 21600 21600 0 21600 0 0 Z N"/></draw:custom-shape><draw:custom-shape draw:style-name="gr2" draw:text-style-name="P12" svg:width="1.5953in" svg:height="0.7094in" svg:x="4.9709in" svg:y="0.3654in"><text:p><text:span text:style-name="T3">Menu</text:span></text:p><text:p><text:span text:style-name="T4">buttons (list of Buttons)</text:span></text:p><text:p><text:span text:style-name="T4">text</text:span></text:p><draw:enhanced-geometry svg:viewBox="0 0 21600 21600" draw:type="rectangle" draw:enhanced-path="M 0 0 L 21600 0 21600 21600 0 21600 0 0 Z N"/></draw:custom-shape><draw:custom-shape draw:style-name="gr2" svg:width="1.8134in" svg:height="0.9031in" svg:x="2.6075in" svg:y="-0.0193in"><text:p><text:span text:style-name="T3">Game</text:span></text:p><text:p><text:span text:style-name="T4">currentState (enum)</text:span></text:p><text:p><text:span text:style-name="T4">gamePlay (GamePlay class)</text:span></text:p><text:p><text:span text:style-name="T4">menus (list of Menus)</text:span></text:p><text:p/><draw:enhanced-geometry svg:viewBox="0 0 21600 21600" draw:type="rectangle" draw:enhanced-path="M 0 0 L 21600 0 21600 21600 0 21600 0 0 Z N"/></draw:custom-shape><draw:custom-shape draw:style-name="gr2" draw:text-style-name="P12" svg:width="1.5579in" svg:height="0.4795in" svg:x="4.8728in" svg:y="3.8181in"><text:p><text:span text:style-name="T3">Cursor</text:span></text:p><text:p><text:span text:style-name="T4">row, column (int)</text:span></text:p><text:p><text:span text:style-name="T4"/></text:p><draw:enhanced-geometry svg:viewBox="0 0 21600 21600" draw:type="rectangle" draw:enhanced-path="M 0 0 L 21600 0 21600 21600 0 21600 0 0 Z N"/></draw:custom-shape><draw:custom-shape draw:style-name="gr2" svg:width="1.5803in" svg:height="0.6232in" svg:x="0.411in" svg:y="4.6516in"><text:p><text:span text:style-name="T3">Block</text:span></text:p><text:p><text:span text:style-name="T4">currentState (enum)</text:span></text:p><text:p><text:span text:style-name="T4">fallOffset (int)</text:span></text:p><draw:enhanced-geometry svg:viewBox="0 0 21600 21600" draw:type="rectangle" draw:enhanced-path="M 0 0 L 21600 0 21600 21600 0 21600 0 0 Z N"/></draw:custom-shape><draw:custom-shape draw:style-name="gr2" svg:width="2.3717in" svg:height="0.9961in" svg:x="4.1575in" svg:y="4.7327in"><text:p><text:span text:style-name="T3">HUD</text:span></text:p><text:p>x, y (int)</text:p><text:p>startTime (int)</text:p><text:p>currentTime (int)</text:p><text:p>currentSeconds, currentMinues (int)</text:p><draw:enhanced-geometry svg:viewBox="0 0 21600 21600" draw:type="rectangle" draw:enhanced-path="M 0 0 L 21600 0 21600 21600 0 21600 0 0 Z N"/></draw:custom-shape><draw:custom-shape draw:style-name="gr2" svg:width="1.3976in" svg:height="0.9189in" svg:x="5.011in" svg:y="2.0453in"><text:p><text:span text:style-name="T3">Button</text:span></text:p><text:p><text:span text:style-name="T4">hovering (bool)</text:span></text:p><text:p><text:span text:style-name="T4">pressing (bool)</text:span></text:p><text:p><text:span text:style-name="T4">enabled (bool)</text:span></text:p><draw:enhanced-geometry svg:viewBox="0 0 21600 21600" draw:type="rectangle" draw:enhanced-path="M 0 0 L 21600 0 21600 21600 0 21600 0 0 Z N"/></draw:custom-shape><draw:custom-shape draw:style-name="gr4" svg:width="1.5012in" svg:height="0.6071in" svg:x="0.7154in" svg:y="0.3591in"><text:p><text:span text:style-name="T3">GamePlay</text:span></text:p><text:p>grids (list of Grids)</text:p><text:p>currentState</text:p><draw:enhanced-geometry svg:viewBox="0 0 21600 21600" draw:type="rectangle" draw:enhanced-path="M 0 0 L 21600 0 21600 21600 0 21600 0 0 Z N"/></draw:custom-shape><draw:line draw:style-name="gr5" draw:text-style-name="P13" svg:x1="2.7496in" svg:y1="0.7717in" svg:x2="2.0791in" svg:y2="0.8673in"><text:p/></draw:line><draw:line draw:style-name="gr5" draw:text-style-name="P13" svg:x1="4.1945in" svg:y1="0.6835in" svg:x2="5.0094in" svg:y2="1.0272in"><text:p/></draw:line><draw:line draw:style-name="gr5" draw:text-style-name="P13" svg:x1="3.3807in" svg:y1="0.748in" svg:x2="3.3807in" svg:y2="1.1866in"><text:p/></draw:line><draw:line draw:style-name="gr5" draw:text-style-name="P13" svg:x1="2.5984in" svg:y1="2.5768in" svg:x2="3.3969in" svg:y2="1.7701in"><text:p/></draw:line><draw:line draw:style-name="gr5" draw:text-style-name="P13" svg:x1="5.8878in" svg:y1="0.9882in" svg:x2="6.0953in" svg:y2="2.3453in"><text:p/></draw:line><draw:line draw:style-name="gr5" draw:text-style-name="P13" svg:x1="3.9315in" svg:y1="1.7228in" svg:x2="5.7197in" svg:y2="2.2339in"><text:p/></draw:line><draw:line draw:style-name="gr5" draw:text-style-name="P13" svg:x1="3.3724in" svg:y1="3.598in" svg:x2="1.2008in" svg:y2="4.7795in"><text:p/></draw:line><draw:line draw:style-name="gr5" draw:text-style-name="P13" svg:x1="3.9878in" svg:y1="3.5827in" svg:x2="4.9693in" svg:y2="4.2374in"><text:p/></draw:line><draw:line draw:style-name="gr5" draw:text-style-name="P13" svg:x1="3.4685in" svg:y1="3.7736in" svg:x2="4.0197in" svg:y2="7.4461in"><text:p/></draw:line><draw:line draw:style-name="gr5" draw:text-style-name="P13" svg:x1="2.7976in" svg:y1="5.9685in" svg:x2="3.3724in" svg:y2="3.7894in"><text:p/></draw:line><draw:line draw:style-name="gr5" draw:text-style-name="P13" svg:x1="3.8441in" svg:y1="3.8618in" svg:x2="5.1055in" svg:y2="5.0031in"><text:p/></draw:line><draw:line draw:style-name="gr5" draw:text-style-name="P13" svg:x1="1.7598in" svg:y1="6.0976in" svg:x2="1.4406in" svg:y2="5.1709in"><text:p/></draw:line><draw:line draw:style-name="gr5" draw:text-style-name="P13" svg:x1="3.7079in" svg:y1="7.5339in" svg:x2="1.7843in" svg:y2="5.2028in"><text:p/></draw:line><draw:line draw:style-name="gr6" draw:text-style-name="P13" svg:x1="1.648in" svg:y1="0.8205in" svg:x2="2.0394in" svg:y2="2.5374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2.1.5 Dynamic Modeling</text:p>
      <text:p text:style-name="P1"><draw:g text:anchor-type="paragraph" draw:z-index="3" draw:style-name="gr1"><draw:rect draw:style-name="gr7" draw:text-style-name="P13" svg:width="2.3169in" svg:height="0.4425in" svg:x="3.7185in" svg:y="0.9169in"><text:p text:style-name="P13">Main Loop</text:p></draw:rect><draw:custom-shape draw:style-name="gr8" svg:width="1.415in" svg:height="0.5476in" svg:x="0.3681in" svg:y="0.8807in"><text:p>Input Event occurs</text:p><draw:enhanced-geometry svg:viewBox="0 0 21600 21600" draw:type="rectangle" draw:enhanced-path="M 0 0 L 21600 0 21600 21600 0 21600 0 0 Z N"/></draw:custom-shape><draw:rect draw:style-name="gr7" draw:text-style-name="P13" svg:width="2.526in" svg:height="0.6169in" svg:x="0.0728in" svg:y="2.1299in"><text:p text:style-name="P13">Input Controller calls registered </text:p><text:p text:style-name="P13">callback based on the current state</text:p></draw:rect><draw:line draw:style-name="gr6" draw:text-style-name="P13" svg:x1="1.0535in" svg:y1="1.428in" svg:x2="1.2272in" svg:y2="2.1299in"><text:p/></draw:line><draw:line draw:style-name="gr6" draw:text-style-name="P13" svg:x1="4.4894in" svg:y1="1.3591in" svg:x2="3.9528in" svg:y2="2.061in"><svg:title>state = PLAY</svg:title><text:p/></draw:line><draw:frame draw:style-name="gr9" svg:width="1.0594in" svg:height="0.226in" svg:x="3.1539in" svg:y="1.6098in"><draw:text-box><text:p>state == PLAY</text:p></draw:text-box></draw:frame><draw:frame draw:style-name="gr9" svg:width="1.1378in" svg:height="0.226in" svg:x="5.4638in" svg:y="1.4551in"><draw:text-box><text:p>state == MENU</text:p></draw:text-box></draw:frame><draw:line draw:style-name="gr6" draw:text-style-name="P13" svg:x1="5.2283in" svg:y1="1.3591in" svg:x2="5.663in" svg:y2="2.0701in"><text:p/></draw:line><draw:rect draw:style-name="gr7" draw:text-style-name="P13" svg:width="1.3894in" svg:height="0.4689in" svg:x="5.0118in" svg:y="2.0528in"><text:p text:style-name="P13">display/run menu</text:p></draw:rect><draw:rect draw:style-name="gr7" draw:text-style-name="P13" svg:width="1.424in" svg:height="0.4953in" svg:x="3.189in" svg:y="2.0787in"><text:p text:style-name="P13">display/run game</text:p></draw:rect><draw:line draw:style-name="gr6" draw:text-style-name="P13" svg:x1="3.8138in" svg:y1="2.5736in" svg:x2="3.6665in" svg:y2="3.2244in"><text:p/></draw:line><draw:custom-shape draw:style-name="gr8" svg:width="1.4331in" svg:height="0.5039in" svg:x="2.9457in" svg:y="3.1299in"><text:p>display/update Grid</text:p><draw:enhanced-geometry svg:viewBox="0 0 21600 21600" draw:type="rectangle" draw:enhanced-path="M 0 0 L 21600 0 21600 21600 0 21600 0 0 Z N"/></draw:custom-shape><draw:line draw:style-name="gr6" draw:text-style-name="P13" svg:x1="3.5094in" svg:y1="3.598in" svg:x2="2.7547in" svg:y2="4.2055in"><text:p/></draw:line><draw:rect draw:style-name="gr7" draw:text-style-name="P13" svg:width="1.6323in" svg:height="0.374in" svg:x="1.8181in" svg:y="4.2063in"><text:p text:style-name="P13">Display/update Blocks</text:p></draw:rect><draw:rect draw:style-name="gr7" draw:text-style-name="P13" svg:width="1.5106in" svg:height="0.3996in" svg:x="4.1437in" svg:y="4.1799in"><text:p text:style-name="P13">display/update cursor</text:p></draw:rect><draw:line draw:style-name="gr6" draw:text-style-name="P13" svg:x1="3.9008in" svg:y1="3.598in" svg:x2="4.8992in" svg:y2="4.1799in"><text:p/></draw:line><draw:path draw:style-name="gr6" draw:text-style-name="P13" svg:width="3.2831in" svg:height="1.0571in" draw:transform="rotate (2.35619449019234) translate (3.83940890354504in 5.10920220756604in)" svg:viewBox="0 0 8340 2686" svg:d="m0 2685c279 12 548-86 811-157 265-72 462-246 702-358 219-103 404-265 607-391 198-122 399-239 593-373 195-134 391-259 592-375s374-267 561-404c182-133 378-243 546-391 225-198 503-102 764-171 277-72 575-76 857-16 314 67 635 29 952 46 284 16 556-112 842-93l280 31 218 94 15-15"><text:p/></draw:path><draw:frame draw:style-name="gr10" svg:width="1.0512in" svg:height="0.576in" svg:x="1.1748in" svg:y="2.7996in"><draw:text-box><text:p>input to move cursor or swap blocks</text:p></draw:text-box></draw:frame><draw:frame draw:style-name="gr9" svg:width="1.0421in" svg:height="0.226in" svg:x="3.3539in" svg:y="3.7197in"><draw:text-box><text:p>state == PLAY</text:p></draw:text-box></draw:frame><draw:frame draw:style-name="gr9" svg:width="1.2331in" svg:height="0.3843in" svg:x="1.2272in" svg:y="1.5406in"><draw:text-box><text:p>Handled by Input Controller</text:p></draw:text-box></draw:frame><draw:line draw:style-name="gr6" draw:text-style-name="P13" svg:x1="2.8508in" svg:y1="4.6055in" svg:x2="3.2673in" svg:y2="5.3in"><text:p/></draw:line><draw:frame draw:style-name="gr11" svg:width="1.0161in" svg:height="0.2343in" svg:x="2.6248in" svg:y="4.8571in"><draw:text-box><text:p>state == FALL</text:p></draw:text-box></draw:frame><draw:rect draw:style-name="gr7" draw:text-style-name="P13" svg:width="1.2067in" svg:height="0.278in" svg:x="2.7291in" svg:y="5.3087in"><text:p text:style-name="P13">fall down</text:p></draw:rect><draw:line draw:style-name="gr6" draw:text-style-name="P13" svg:x1="2.3472in" svg:y1="4.5791in" svg:x2="1.8in" svg:y2="5.2728in"><text:p/></draw:line><draw:frame draw:style-name="gr12" svg:width="1.1024in" svg:height="0.2516in" svg:x="1.6791in" svg:y="4.7091in"><draw:text-box><text:p>state == combo</text:p></draw:text-box></draw:frame><draw:rect draw:style-name="gr7" draw:text-style-name="P13" svg:width="1.2941in" svg:height="0.2433in" svg:x="1.1921in" svg:y="5.2823in"><text:p text:style-name="P13">look like a combo</text:p></draw:rect><draw:line draw:style-name="gr6" draw:text-style-name="P13" svg:x1="5.0291in" svg:y1="4.6228in" svg:x2="5.2118in" svg:y2="5.222in"><text:p/></draw:line><draw:rect draw:style-name="gr7" draw:text-style-name="P13" svg:width="1.5016in" svg:height="0.3394in" svg:x="4.4827in" svg:y="5.2035in"><text:p text:style-name="P13">detect combos/falls</text:p></draw:rect></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2.1.6 Communication Model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2.2 Walkthrough</text:p>
      <text:p text:style-name="P2">It seems like some attributes are missing. Re-evaluate your classes and consider what else should be added. </text:p>
      <text:p text:style-name="P2">Make sure to include all the states in your dynamic model.</text:p>
      <text:p text:style-name="P2">- Walkthrough by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2.3 Revised Analysis after Walkthrough</text:p>
      <text:p text:style-name="P7">2.3.1 Analysis Workflow</text:p>
      <text:p text:style-name="P3">2.3.1.1 Functional Modeling</text:p>
      <text:p text:style-name="P4">Normal scenarios</text:p>
      <text:p text:style-name="P1">1. Game starts and shows the main menu</text:p>
      <text:p text:style-name="P1">2. Player selects the Play button</text:p>
      <text:p text:style-name="P1"><text:tab/>2.1. Game is loaded and customized based on selected settings</text:p>
      <text:p text:style-name="P1"><text:tab/>2.2. Timer counts down from 3 then starts the game</text:p>
      <text:p text:style-name="P1"><text:tab/>2.3. Player moves with cursor</text:p>
      <text:p text:style-name="P1"><text:tab/>2.4. Player swaps blocks</text:p>
      <text:p text:style-name="P1"><text:tab/>2.5. Execute the combo detection subroutine</text:p>
      <text:p text:style-name="P1"><text:tab/>2.6. If a combo is detected:</text:p>
      <text:p text:style-name="P1"><text:tab/><text:tab/>a. Grid changes state to COMBO</text:p>
      <text:p text:style-name="P1"><text:tab/><text:tab/>b. Blocks in the combo are changed to state COMBO</text:p>
      <text:p text:style-name="P1"><text:tab/><text:tab/>c. After S seconds the blocks break</text:p>
      <text:p text:style-name="P1"><text:tab/><text:tab/>d. Execute the fall detection subroutine (goto 2.7a)</text:p>
      <text:p text:style-name="P1"><text:tab/>2.7. If no combo is detected:</text:p>
      <text:p text:style-name="P1"><text:tab/><text:tab/>a. Execute the fall detection subroutine</text:p>
      <text:p text:style-name="P1"><text:tab/><text:tab/>b. If a fall is detected:</text:p>
      <text:p text:style-name="P1"><text:tab/><text:tab/><text:tab/>1. Set the blocks that need to fall to the FALL state</text:p>
      <text:p text:style-name="P1"><text:tab/><text:tab/><text:tab/>2. Make the blocks fall by Y pixels every S milliseconds until they land on</text:p>
      <text:p text:style-name="P1"><text:tab/><text:tab/><text:tab/><text:tab/>a non-disabled block.</text:p>
      <text:p text:style-name="P1"><text:tab/><text:tab/><text:tab/>3. Execute the combo detection subroutine on each FALL block</text:p>
      <text:p text:style-name="P1"><text:tab/><text:tab/><text:tab/>4. Increment the chain counter for each combo detected and goto 2.6</text:p>
      <text:p text:style-name="P1"><text:tab/><text:tab/><text:tab/>5. Set the chain counter to 0 if no combo detected</text:p>
      <text:p text:style-name="P1"><text:tab/><text:tab/><text:tab/>6. Set Grid's state to PLAY</text:p>
      <text:p text:style-name="P1"><text:tab/>2.8. Player selects the Pause button</text:p>
      <text:p text:style-name="P1"><text:tab/><text:tab/>a. The game's state changes to PAUSE</text:p>
      <text:p text:style-name="P1"><text:tab/><text:tab/>b. The blocks are not displayed to prevent cheating</text:p>
      <text:p text:style-name="P1"><text:tab/><text:tab/>c. The player selects the Pause button again</text:p>
      <text:p text:style-name="P1"><text:tab/><text:tab/>d. The game's state changes to PLAY</text:p>
      <text:p text:style-name="P1"><text:soft-page-break/><text:tab/><text:tab/>e. Normal gameplay resumes</text:p>
      <text:p text:style-name="P1"><text:tab/>2.9. Player selects the Menu button</text:p>
      <text:p text:style-name="P1"><text:tab/><text:tab/>a. Game objects are deleted</text:p>
      <text:p text:style-name="P1"><text:tab/><text:tab/>b. The player is returned to the main menu</text:p>
      <text:p text:style-name="P1"><text:tab/>2.10. Player selects the Quit button</text:p>
      <text:p text:style-name="P1"><text:tab/><text:tab/>a. The game immediately exits</text:p>
      <text:p text:style-name="P1">3. Player selects the Settings button</text:p>
      <text:p text:style-name="P1"><text:tab/>3.1. The settings menu is loaded</text:p>
      <text:p text:style-name="P1"><text:tab/>3.2. Player toggles sound on/off</text:p>
      <text:p text:style-name="P1"><text:tab/>3.3. Player toggles mouse on/off </text:p>
      <text:p text:style-name="P1"><text:tab/>3.4. Player changes key bindings</text:p>
      <text:p text:style-name="P1"><text:tab/>3.5. Player clicks the Save button</text:p>
      <text:p text:style-name="P1"><text:tab/><text:tab/>a. Settings are saved</text:p>
      <text:p text:style-name="P1"><text:tab/><text:tab/>b. Main menu is loaded</text:p>
      <text:p text:style-name="P1">4. Player selects the Help button</text:p>
      <text:p text:style-name="P1"><text:tab/>4.1. Some text and graphics are displayed that explain how to play the game</text:p>
      <text:p text:style-name="P1"><text:tab/>4.2. Player selects the Back button</text:p>
      <text:p text:style-name="P1"><text:tab/>4.3. Main menu is loaded</text:p>
      <text:p text:style-name="P1">5. Player selects the About button</text:p>
      <text:p text:style-name="P1"><text:tab/>5.1. A short description of the game, credits, and licensing information is displayed on <text:tab/><text:tab/><text:tab/>the screen.</text:p>
      <text:p text:style-name="P1"><text:tab/>5.2. Player selects the Back button</text:p>
      <text:p text:style-name="P1"><text:tab/>5.3. Main menu is loaded</text:p>
      <text:p text:style-name="P1">6. Player selects the Exit button</text:p>
      <text:p text:style-name="P1"><text:tab/>6.1. Game immediately exits.</text:p>
      <text:p text:style-name="P1"/>
      <text:p text:style-name="P1"/>
      <text:p text:style-name="P1"/>
      <text:p text:style-name="P1"/>
      <text:p text:style-name="P1"/>
      <text:p text:style-name="P1"/>
      <text:p text:style-name="P4"><text:soft-page-break/>Exception scenarios</text:p>
      <text:p text:style-name="P1">Early Quit:</text:p>
      <text:p text:style-name="P1">1. Player starts playing the game</text:p>
      <text:p text:style-name="P1">2. Player clicks Quit</text:p>
      <text:p text:style-name="P1">3. Game immediately exits</text:p>
      <text:p text:style-name="P1"/>
      <text:p text:style-name="P1">Player intentionally loses</text:p>
      <text:p text:style-name="P1">1. Player holds the push-row button</text:p>
      <text:p text:style-name="P1">2. The blocks hit the top very quickly</text:p>
      <text:p text:style-name="P1">3. Player loses</text:p>
      <text:p text:style-name="P1">4. Game over screen is displayed</text:p>
      <text:p text:style-name="P1">5. Player returns to main menu</text:p>
      <text:p text:style-name="P1"/>
      <text:p text:style-name="P1">Player gets very large chains</text:p>
      <text:p text:style-name="P1">1. The player is skilled enough to chain many combos together</text:p>
      <text:p text:style-name="P1">2. The game is able to handle it because combos are detected after every combo occu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2.3.1.2 Entity Class Modeling</text:p>
      <text:p text:style-name="P4">Noun extraction</text:p>
      <text:p text:style-name="P10"><text:span text:style-name="T1"><text:tab/>When the </text:span><text:span text:style-name="T2">game</text:span><text:span text:style-name="T1"> is loaded, the </text:span><text:span text:style-name="T2">configuration</text:span><text:span text:style-name="T1"> </text:span><text:span text:style-name="T2">file</text:span><text:span text:style-name="T1"> is read and saved into </text:span><text:span text:style-name="T2">settings</text:span><text:span text:style-name="T1">. Then the </text:span><text:span text:style-name="T2">player</text:span><text:span text:style-name="T1"> is presented with the </text:span><text:span text:style-name="T2">main</text:span><text:span text:style-name="T1"> </text:span><text:span text:style-name="T2">menu</text:span><text:span text:style-name="T1">. The </text:span><text:span text:style-name="T2">player</text:span><text:span text:style-name="T1"> can click </text:span><text:span text:style-name="T2">buttons</text:span><text:span text:style-name="T1"> to take them to other </text:span><text:span text:style-name="T2">menus</text:span><text:span text:style-name="T1"> or to play the </text:span><text:span text:style-name="T2">game</text:span><text:span text:style-name="T1">. The </text:span><text:span text:style-name="T2">settings</text:span><text:span text:style-name="T1"> </text:span><text:span text:style-name="T2">menu</text:span><text:span text:style-name="T1"> lets the user configure </text:span><text:span text:style-name="T2">options</text:span><text:span text:style-name="T1">. </text:span><text:span text:style-name="T2">Options </text:span><text:span text:style-name="T1">are saved to a </text:span><text:span text:style-name="T2">configuration file</text:span><text:span text:style-name="T1">. The </text:span><text:span text:style-name="T2">help menu</text:span><text:span text:style-name="T1"> displays explains how to play the </text:span><text:span text:style-name="T2">game</text:span><text:span text:style-name="T1">. The </text:span><text:span text:style-name="T2">About</text:span><text:span text:style-name="T1"> </text:span><text:span text:style-name="T2">menu</text:span><text:span text:style-name="T1"> displays gives some background information about the </text:span><text:span text:style-name="T2">game</text:span><text:span text:style-name="T1">. The </text:span><text:span text:style-name="T2">player</text:span><text:span text:style-name="T1"> clicks the </text:span><text:span text:style-name="T2">play</text:span><text:span text:style-name="T1"> </text:span><text:span text:style-name="T2">button</text:span><text:span text:style-name="T1"> and to start the </text:span><text:span text:style-name="T2">game</text:span><text:span text:style-name="T1">.</text:span></text:p>
      <text:p text:style-name="P1"><text:tab/>The <text:span text:style-name="T3">game play</text:span> <text:span text:style-name="T3">area </text:span>consists of the of a <text:span text:style-name="T3">grid</text:span> of <text:span text:style-name="T3">blocks</text:span>. The <text:span text:style-name="T3">player</text:span> controls a <text:span text:style-name="T3">cursor</text:span> and can use it to swap <text:span text:style-name="T3">blocks</text:span>. If at least 3 <text:span text:style-name="T3">blocks </text:span>are lined up, a <text:span text:style-name="T3">combo event </text:span>occurs. If there are disabled <text:span text:style-name="T3">blocks</text:span> under an enabled <text:span text:style-name="T3">block</text:span>, then a <text:span text:style-name="T3">fall event </text:span>occurs. A <text:span text:style-name="T3">fall event</text:span> can only occur after the player swaps or a <text:span text:style-name="T3">combo event.</text:span> A <text:span text:style-name="T3">combo event</text:span> can only occur after the <text:span text:style-name="T3">player</text:span> swaps or a <text:span text:style-name="T3">fall event</text:span>. The <text:span text:style-name="T3">grid</text:span> <text:span text:style-name="T3">controller</text:span> is responsible for detecting <text:span text:style-name="T3">combo events</text:span> and <text:span text:style-name="T3">fall events</text:span>. A <text:span text:style-name="T3">heads-up</text:span> <text:span text:style-name="T3">display</text:span> (<text:span text:style-name="T3">HUD</text:span>) keeps track of the <text:span text:style-name="T3">time </text:span>and displays a <text:span text:style-name="T3">timer</text:span> and the <text:span text:style-name="T3">score</text:span>. </text:p>
      <text:p text:style-name="P4"><text:tab/>Input devices<text:span text:style-name="T4"> all go through a single </text:span>input controller<text:span text:style-name="T4"> that controls the flow of execution based on the current </text:span>state<text:span text:style-name="T4"> of the </text:span>game<text:span text:style-name="T4"> and the </text:span>action<text:span text:style-name="T4"> bound to the </text:span>input event<text:span text:style-name="T4">.</text:span></text:p>
      <text:p text:style-name="P1"/>
      <text:p text:style-name="P1">Identification of nouns: game, player, main menu, settings menu, help menu, about menu, button, settings, options, game play area, grid, blocks, combo event, fall event, grid controller, HUD, timer, score, input device, input controller, state, action, input event</text:p>
      <text:p text:style-name="P1"/>
      <text:p text:style-name="P1"/>
      <text:p text:style-name="P1"/>
      <text:p text:style-name="P1"/>
      <text:p text:style-name="P1"/>
      <text:p text:style-name="P1"/>
      <text:p text:style-name="P1"/>
      <text:p text:style-name="P1"/>
      <text:p text:style-name="P1"/>
      <text:p text:style-name="P1"/>
      <text:p text:style-name="P1"><text:soft-page-break/>Entity classes:</text:p>
      <text:p text:style-name="P1">Game</text:p>
      <text:p text:style-name="P1">HUD</text:p>
      <text:p text:style-name="P1">Block</text:p>
      <text:p text:style-name="P1">Cursor</text:p>
      <text:p text:style-name="P1">Menu</text:p>
      <text:p text:style-name="P1"/>
      <text:p text:style-name="P1"><draw:g text:anchor-type="paragraph" draw:z-index="4" draw:style-name="gr1"><draw:custom-shape draw:style-name="gr2" svg:width="1.9717in" svg:height="0.9807in" svg:x="2.6232in" svg:y="-0.0472in"><text:p><text:span text:style-name="T3">Game</text:span></text:p><text:p><text:span text:style-name="T4">currentState (enum)</text:span></text:p><text:p><text:span text:style-name="T4">gamePlay (GamePlay class)</text:span></text:p><text:p><text:span text:style-name="T4">menus (list of Menus)</text:span></text:p><text:p/><draw:enhanced-geometry svg:viewBox="0 0 21600 21600" draw:type="rectangle" draw:enhanced-path="M 0 0 L 21600 0 21600 21600 0 21600 0 0 Z N"/></draw:custom-shape><draw:custom-shape draw:style-name="gr2" draw:text-style-name="P12" svg:width="1.6933in" svg:height="0.5213in" svg:x="5.0815in" svg:y="1.9547in"><text:p><text:span text:style-name="T3">Cursor</text:span></text:p><text:p><text:span text:style-name="T4">row, column (int)</text:span></text:p><text:p><text:span text:style-name="T4"/></text:p><draw:enhanced-geometry svg:viewBox="0 0 21600 21600" draw:type="rectangle" draw:enhanced-path="M 0 0 L 21600 0 21600 21600 0 21600 0 0 Z N"/></draw:custom-shape><draw:custom-shape draw:style-name="gr2" svg:width="1.7189in" svg:height="0.6776in" svg:x="0.1598in" svg:y="1.772in"><text:p><text:span text:style-name="T3">Block</text:span></text:p><text:p><text:span text:style-name="T4">currentState (enum)</text:span></text:p><text:p><text:span text:style-name="T4">fallOffset (int)</text:span></text:p><draw:enhanced-geometry svg:viewBox="0 0 21600 21600" draw:type="rectangle" draw:enhanced-path="M 0 0 L 21600 0 21600 21600 0 21600 0 0 Z N"/></draw:custom-shape><draw:custom-shape draw:style-name="gr2" svg:width="2.578in" svg:height="1.0835in" svg:x="0.1697in" svg:y="3.6925in"><text:p><text:span text:style-name="T3">HUD</text:span></text:p><text:p>x, y (int)</text:p><text:p>startTime (int)</text:p><text:p>currentTime (int)</text:p><text:p>currentSeconds, currentMinues (int)</text:p><draw:enhanced-geometry svg:viewBox="0 0 21600 21600" draw:type="rectangle" draw:enhanced-path="M 0 0 L 21600 0 21600 21600 0 21600 0 0 Z N"/></draw:custom-shape><draw:line draw:style-name="gr3" draw:text-style-name="P13" svg:x1="2.7819in" svg:y1="0.8669in" svg:x2="1.6882in" svg:y2="2.0098in"><text:p/></draw:line><draw:line draw:style-name="gr3" draw:text-style-name="P13" svg:x1="4.3264in" svg:y1="0.9591in" svg:x2="5.9146in" svg:y2="2.0965in"><text:p/></draw:line><draw:line draw:style-name="gr3" draw:text-style-name="P13" svg:x1="3.337in" svg:y1="0.8669in" svg:x2="1.7917in" svg:y2="3.8669in"><text:p/></draw:line><draw:custom-shape draw:style-name="gr2" draw:text-style-name="P12" svg:width="1.735in" svg:height="0.9039in" svg:x="4.9701in" svg:y="3.6807in"><text:p><text:span text:style-name="T3">Menu</text:span></text:p><text:p><text:span text:style-name="T4">buttons (list of Buttons)</text:span></text:p><text:p><text:span text:style-name="T4">text</text:span></text:p><draw:enhanced-geometry svg:viewBox="0 0 21600 21600" draw:type="rectangle" draw:enhanced-path="M 0 0 L 21600 0 21600 21600 0 21600 0 0 Z N"/></draw:custom-shape><draw:line draw:style-name="gr3" draw:text-style-name="P13" svg:x1="3.7445in" svg:y1="0.889in" svg:x2="5.8543in" svg:y2="3.7709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2.3.1.3 Boundary Class Exaction</text:p>
      <text:p text:style-name="P1">Boundary classes: </text:p>
      <text:p text:style-name="P1">Input</text:p>
      <text:p text:style-name="P1">Button</text:p>
      <text:p text:style-name="P1">GamePlay</text:p>
      <text:p text:style-name="P1"/>
      <text:p text:style-name="P1"/>
      <text:p text:style-name="P1"/>
      <text:p text:style-name="P1"><draw:g text:anchor-type="paragraph" draw:z-index="5" draw:style-name="gr1"><draw:custom-shape draw:style-name="gr2" draw:text-style-name="P12" svg:width="1.5106in" svg:height="0.6858in" svg:x="0.2646in" svg:y="0.028in"><text:p><text:span text:style-name="T3">Input Controller</text:span></text:p><text:p><text:span text:style-name="T4">Action (class)</text:span></text:p><text:p><text:span text:style-name="T4">Player (class)</text:span></text:p><text:p><text:span text:style-name="T4"/></text:p><draw:enhanced-geometry svg:viewBox="0 0 21600 21600" draw:mirror-horizontal="false" draw:mirror-vertical="false" draw:type="rectangle" draw:enhanced-path="M 0 0 L 21600 0 21600 21600 0 21600 0 0 Z N"/></draw:custom-shape><draw:custom-shape draw:style-name="gr2" draw:text-style-name="P12" svg:width="1.735in" svg:height="0.9039in" svg:x="4.3102in" svg:y="1.2764in"><text:p><text:span text:style-name="T3">Menu</text:span></text:p><text:p><text:span text:style-name="T4">buttons (list of Buttons)</text:span></text:p><text:p><text:span text:style-name="T4">text</text:span></text:p><draw:enhanced-geometry svg:viewBox="0 0 21600 21600" draw:type="rectangle" draw:enhanced-path="M 0 0 L 21600 0 21600 21600 0 21600 0 0 Z N"/></draw:custom-shape><draw:custom-shape draw:style-name="gr2" svg:width="1.9717in" svg:height="0.9807in" svg:x="2.5476in" svg:y="-0.8319in"><text:p><text:span text:style-name="T3">Game</text:span></text:p><text:p><text:span text:style-name="T4">currentState (enum)</text:span></text:p><text:p><text:span text:style-name="T4">gamePlay (GamePlay class)</text:span></text:p><text:p><text:span text:style-name="T4">menus (list of Menus)</text:span></text:p><text:p/><draw:enhanced-geometry svg:viewBox="0 0 21600 21600" draw:type="rectangle" draw:enhanced-path="M 0 0 L 21600 0 21600 21600 0 21600 0 0 Z N"/></draw:custom-shape><draw:custom-shape draw:style-name="gr2" draw:text-style-name="P12" svg:width="1.6933in" svg:height="0.5213in" svg:x="1.774in" svg:y="5.3134in"><text:p><text:span text:style-name="T3">Cursor</text:span></text:p><text:p><text:span text:style-name="T4">row, column (int)</text:span></text:p><text:p><text:span text:style-name="T4"/></text:p><draw:enhanced-geometry svg:viewBox="0 0 21600 21600" draw:type="rectangle" draw:enhanced-path="M 0 0 L 21600 0 21600 21600 0 21600 0 0 Z N"/></draw:custom-shape><draw:custom-shape draw:style-name="gr2" svg:width="1.7189in" svg:height="0.6776in" svg:x="0.2193in" svg:y="3.8634in"><text:p><text:span text:style-name="T3">Block</text:span></text:p><text:p><text:span text:style-name="T4">currentState (enum)</text:span></text:p><text:p><text:span text:style-name="T4">fallOffset (int)</text:span></text:p><draw:enhanced-geometry svg:viewBox="0 0 21600 21600" draw:type="rectangle" draw:enhanced-path="M 0 0 L 21600 0 21600 21600 0 21600 0 0 Z N"/></draw:custom-shape><draw:custom-shape draw:style-name="gr2" svg:width="2.578in" svg:height="1.0835in" svg:x="3.8858in" svg:y="4.3264in"><text:p><text:span text:style-name="T3">HUD</text:span></text:p><text:p>x, y (int)</text:p><text:p>startTime (int)</text:p><text:p>currentTime (int)</text:p><text:p>currentSeconds, currentMinues (int)</text:p><draw:enhanced-geometry svg:viewBox="0 0 21600 21600" draw:type="rectangle" draw:enhanced-path="M 0 0 L 21600 0 21600 21600 0 21600 0 0 Z N"/></draw:custom-shape><draw:custom-shape draw:style-name="gr2" svg:width="1.5197in" svg:height="0.9996in" svg:x="4.7445in" svg:y="2.9362in"><text:p><text:span text:style-name="T3">Button</text:span></text:p><text:p><text:span text:style-name="T4">hovering (bool)</text:span></text:p><text:p><text:span text:style-name="T4">pressing (bool)</text:span></text:p><text:p><text:span text:style-name="T4">enabled (bool)</text:span></text:p><draw:enhanced-geometry svg:viewBox="0 0 21600 21600" draw:type="rectangle" draw:enhanced-path="M 0 0 L 21600 0 21600 21600 0 21600 0 0 Z N"/></draw:custom-shape><draw:line draw:style-name="gr3" draw:text-style-name="P13" svg:x1="3.4929in" svg:y1="0.0827in" svg:x2="5.0465in" svg:y2="1.4362in"><text:p/></draw:line><draw:custom-shape draw:style-name="gr4" svg:width="1.6323in" svg:height="0.6598in" svg:x="1.2358in" svg:y="1.1933in"><text:p><text:span text:style-name="T3">GamePlay</text:span></text:p><text:p>grids (list of Grids)</text:p><text:p>currentState</text:p><draw:enhanced-geometry svg:viewBox="0 0 21600 21600" draw:type="rectangle" draw:enhanced-path="M 0 0 L 21600 0 21600 21600 0 21600 0 0 Z N"/></draw:custom-shape><draw:line draw:style-name="gr3" draw:text-style-name="P13" svg:x1="2.2508in" svg:y1="1.3402in" svg:x2="3.4315in" svg:y2="0.0382in"><text:p/></draw:line><draw:line draw:style-name="gr3" draw:text-style-name="P13" svg:x1="0.8882in" svg:y1="4.05in" svg:x2="2.1811in" svg:y2="1.7319in"><text:p/></draw:line><draw:line draw:style-name="gr3" draw:text-style-name="P13" svg:x1="5.2118in" svg:y1="2.1398in" svg:x2="5.8193in" svg:y2="3.1378in"><text:p/></draw:line><draw:line draw:style-name="gr3" draw:text-style-name="P13" svg:x1="2.8071in" svg:y1="0.0382in" svg:x2="1.6264in" svg:y2="0.5161in"><text:p/></draw:line><draw:line draw:style-name="gr3" draw:text-style-name="P13" svg:x1="1.0882in" svg:y1="0.6283in" svg:x2="2.1217in" svg:y2="1.2972in"><text:p/></draw:line><draw:line draw:style-name="gr3" draw:text-style-name="P13" svg:x1="1.5909in" svg:y1="0.6283in" svg:x2="4.6118in" svg:y2="1.3839in"><text:p/></draw:line><draw:line draw:style-name="gr5" draw:text-style-name="P13" svg:x1="2.7374in" svg:y1="1.7492in" svg:x2="5.3331in" svg:y2="4.6055in"><text:p/></draw:line><draw:line draw:style-name="gr5" draw:text-style-name="P13" svg:x1="2.4165in" svg:y1="1.8969in" svg:x2="2.8591in" svg:y2="5.4815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2.3.1.4 Control Class Modeling</text:p>
      <text:p text:style-name="P1">Control classes: Grid, ComboEvent, FallEvent</text:p>
      <text:p text:style-name="P1"><draw:g text:anchor-type="paragraph" draw:z-index="6" draw:style-name="gr1"><draw:custom-shape draw:style-name="gr2" svg:width="3.5685in" svg:height="1.5012in" svg:x="0.5799in" svg:y="2.3673in"><text:p><text:span text:style-name="T3">Grid</text:span></text:p><text:p>Blocks (stored as deque of Block vectors)</text:p><text:p>x, y (int)</text:p><text:p>yOffset (int, used for calculating block y positions)</text:p><text:p>currentState (enum)</text:p><text:p>comboEvents (list of ComboEvents)</text:p><text:p>fallEvents (list of FallEvents)</text:p><text:p>chainCount (int, # of current chains)</text:p><draw:enhanced-geometry svg:viewBox="0 0 21600 21600" draw:type="rectangle" draw:enhanced-path="M 0 0 L 21600 0 21600 21600 0 21600 0 0 Z N"/></draw:custom-shape><draw:custom-shape draw:style-name="gr2" svg:width="2.9949in" svg:height="1.1894in" svg:x="0.3945in" svg:y="5.826in"><text:p><text:span text:style-name="T3">ComboEvent</text:span></text:p><text:p>comboState (enum)</text:p><text:p>left, right, up, down, mid (class of x and y pos)</text:p><text:p>cells (list of coordinates in the combo)</text:p><text:p>startTime (time that the combo began)</text:p><text:p>enabled (bool)</text:p><text:p/><draw:enhanced-geometry svg:viewBox="0 0 21600 21600" draw:type="rectangle" draw:enhanced-path="M 0 0 L 21600 0 21600 21600 0 21600 0 0 Z N"/></draw:custom-shape><draw:custom-shape draw:style-name="gr2" draw:text-style-name="P12" svg:width="1.6622in" svg:height="1.1894in" svg:x="2.9016in" svg:y="7.2787in"><text:p text:style-name="P14"><text:span text:style-name="T3">FallEvent</text:span></text:p><text:p text:style-name="P14"><text:span text:style-name="T4">row, col (int)</text:span></text:p><text:p text:style-name="P14"><text:span text:style-name="T4">numBlocks (int)</text:span></text:p><text:p text:style-name="P14"><text:span text:style-name="T4">lastFall (int)</text:span></text:p><text:p text:style-name="P14"><text:span text:style-name="T4">enabled (bool)</text:span></text:p><text:p text:style-name="P14"><text:span text:style-name="T4">currentState (enum)</text:span></text:p><draw:enhanced-geometry svg:viewBox="0 0 21600 21600" draw:type="rectangle" draw:enhanced-path="M 0 0 L 21600 0 21600 21600 0 21600 0 0 Z N"/></draw:custom-shape><draw:custom-shape draw:style-name="gr2" draw:text-style-name="P12" svg:width="1.3894in" svg:height="0.7394in" svg:x="2.7264in" svg:y="1.1008in"><text:p><text:span text:style-name="T3"/></text:p><text:p><text:span text:style-name="T3">Input Controller</text:span></text:p><text:p><text:span text:style-name="T4">Action (class)</text:span></text:p><text:p><text:span text:style-name="T4">Player (class)</text:span></text:p><text:p><text:span text:style-name="T4"/></text:p><draw:enhanced-geometry svg:viewBox="0 0 21600 21600" draw:mirror-horizontal="false" draw:mirror-vertical="false" draw:type="rectangle" draw:enhanced-path="M 0 0 L 21600 0 21600 21600 0 21600 0 0 Z N"/></draw:custom-shape><draw:custom-shape draw:style-name="gr2" draw:text-style-name="P12" svg:width="1.5953in" svg:height="0.7094in" svg:x="4.9626in" svg:y="0.3591in"><text:p><text:span text:style-name="T3">Menu</text:span></text:p><text:p><text:span text:style-name="T4">buttons (list of Buttons)</text:span></text:p><text:p><text:span text:style-name="T4">text</text:span></text:p><draw:enhanced-geometry svg:viewBox="0 0 21600 21600" draw:type="rectangle" draw:enhanced-path="M 0 0 L 21600 0 21600 21600 0 21600 0 0 Z N"/></draw:custom-shape><draw:custom-shape draw:style-name="gr2" svg:width="1.8134in" svg:height="0.9031in" svg:x="2.5992in" svg:y="-0.0256in"><text:p><text:span text:style-name="T3">Game</text:span></text:p><text:p><text:span text:style-name="T4">currentState (enum)</text:span></text:p><text:p><text:span text:style-name="T4">gamePlay (GamePlay class)</text:span></text:p><text:p><text:span text:style-name="T4">menus (list of Menus)</text:span></text:p><text:p/><draw:enhanced-geometry svg:viewBox="0 0 21600 21600" draw:type="rectangle" draw:enhanced-path="M 0 0 L 21600 0 21600 21600 0 21600 0 0 Z N"/></draw:custom-shape><draw:custom-shape draw:style-name="gr2" draw:text-style-name="P12" svg:width="1.5579in" svg:height="0.4795in" svg:x="4.8646in" svg:y="3.8118in"><text:p><text:span text:style-name="T3">Cursor</text:span></text:p><text:p><text:span text:style-name="T4">row, column (int)</text:span></text:p><text:p><text:span text:style-name="T4"/></text:p><draw:enhanced-geometry svg:viewBox="0 0 21600 21600" draw:type="rectangle" draw:enhanced-path="M 0 0 L 21600 0 21600 21600 0 21600 0 0 Z N"/></draw:custom-shape><draw:custom-shape draw:style-name="gr2" svg:width="1.5803in" svg:height="0.6232in" svg:x="0.4028in" svg:y="4.6453in"><text:p><text:span text:style-name="T3">Block</text:span></text:p><text:p><text:span text:style-name="T4">currentState (enum)</text:span></text:p><text:p><text:span text:style-name="T4">fallOffset (int)</text:span></text:p><draw:enhanced-geometry svg:viewBox="0 0 21600 21600" draw:type="rectangle" draw:enhanced-path="M 0 0 L 21600 0 21600 21600 0 21600 0 0 Z N"/></draw:custom-shape><draw:custom-shape draw:style-name="gr2" svg:width="2.3717in" svg:height="0.9961in" svg:x="4.1492in" svg:y="4.7264in"><text:p><text:span text:style-name="T3">HUD</text:span></text:p><text:p>x, y (int)</text:p><text:p>startTime (int)</text:p><text:p>currentTime (int)</text:p><text:p>currentSeconds, currentMinues (int)</text:p><draw:enhanced-geometry svg:viewBox="0 0 21600 21600" draw:type="rectangle" draw:enhanced-path="M 0 0 L 21600 0 21600 21600 0 21600 0 0 Z N"/></draw:custom-shape><draw:custom-shape draw:style-name="gr2" svg:width="1.3976in" svg:height="0.9189in" svg:x="5.0028in" svg:y="2.039in"><text:p><text:span text:style-name="T3">Button</text:span></text:p><text:p><text:span text:style-name="T4">hovering (bool)</text:span></text:p><text:p><text:span text:style-name="T4">pressing (bool)</text:span></text:p><text:p><text:span text:style-name="T4">enabled (bool)</text:span></text:p><draw:enhanced-geometry svg:viewBox="0 0 21600 21600" draw:type="rectangle" draw:enhanced-path="M 0 0 L 21600 0 21600 21600 0 21600 0 0 Z N"/></draw:custom-shape><draw:custom-shape draw:style-name="gr4" svg:width="1.5012in" svg:height="0.6071in" svg:x="0.7071in" svg:y="0.3528in"><text:p><text:span text:style-name="T3">GamePlay</text:span></text:p><text:p>grids (list of Grids)</text:p><text:p>currentState</text:p><draw:enhanced-geometry svg:viewBox="0 0 21600 21600" draw:type="rectangle" draw:enhanced-path="M 0 0 L 21600 0 21600 21600 0 21600 0 0 Z N"/></draw:custom-shape><draw:line draw:style-name="gr5" draw:text-style-name="P13" svg:x1="2.7413in" svg:y1="0.7654in" svg:x2="2.0709in" svg:y2="0.861in"><text:p/></draw:line><draw:line draw:style-name="gr5" draw:text-style-name="P13" svg:x1="4.1862in" svg:y1="0.6772in" svg:x2="5.0012in" svg:y2="1.0209in"><text:p/></draw:line><draw:line draw:style-name="gr5" draw:text-style-name="P13" svg:x1="3.3728in" svg:y1="0.7417in" svg:x2="3.3728in" svg:y2="1.1803in"><text:p/></draw:line><draw:line draw:style-name="gr5" draw:text-style-name="P13" svg:x1="2.5902in" svg:y1="2.5697in" svg:x2="3.3886in" svg:y2="1.763in"><text:p/></draw:line><draw:line draw:style-name="gr5" draw:text-style-name="P13" svg:x1="5.8795in" svg:y1="0.9819in" svg:x2="6.087in" svg:y2="2.339in"><text:p/></draw:line><draw:line draw:style-name="gr5" draw:text-style-name="P13" svg:x1="3.9232in" svg:y1="1.7157in" svg:x2="5.7114in" svg:y2="2.2268in"><text:p/></draw:line><draw:line draw:style-name="gr5" draw:text-style-name="P13" svg:x1="3.3642in" svg:y1="3.5917in" svg:x2="1.1925in" svg:y2="4.7732in"><text:p/></draw:line><draw:line draw:style-name="gr5" draw:text-style-name="P13" svg:x1="3.9791in" svg:y1="3.5764in" svg:x2="4.9606in" svg:y2="4.2311in"><text:p/></draw:line><draw:line draw:style-name="gr5" draw:text-style-name="P13" svg:x1="3.4606in" svg:y1="3.7673in" svg:x2="4.0118in" svg:y2="7.4398in"><text:p/></draw:line><draw:line draw:style-name="gr5" draw:text-style-name="P13" svg:x1="2.7894in" svg:y1="5.9622in" svg:x2="3.3642in" svg:y2="3.7831in"><text:p/></draw:line><draw:line draw:style-name="gr5" draw:text-style-name="P13" svg:x1="3.8354in" svg:y1="3.8555in" svg:x2="5.0969in" svg:y2="4.9969in"><text:p/></draw:line><draw:line draw:style-name="gr5" draw:text-style-name="P13" svg:x1="1.7516in" svg:y1="6.0913in" svg:x2="1.4323in" svg:y2="5.1646in"><text:p/></draw:line><draw:line draw:style-name="gr5" draw:text-style-name="P13" svg:x1="3.6996in" svg:y1="7.528in" svg:x2="1.776in" svg:y2="5.1969in"><text:p/></draw:line><draw:line draw:style-name="gr6" draw:text-style-name="P13" svg:x1="1.6398in" svg:y1="0.8134in" svg:x2="2.0311in" svg:y2="2.5303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2.3.1.5 Dynamic Modeling</text:p>
      <text:p text:style-name="P1"><draw:rect text:anchor-type="paragraph" draw:z-index="7" draw:style-name="gr13" draw:text-style-name="P13" svg:width="2.3169in" svg:height="0.4425in" svg:x="3.7189in" svg:y="0.9165in"><text:p text:style-name="P13">Main Loop</text:p></draw:rect><draw:custom-shape text:anchor-type="paragraph" draw:z-index="8" draw:style-name="gr14" svg:width="1.415in" svg:height="0.5476in" svg:x="0.3681in" svg:y="0.8807in"><text:p>Input Event occurs</text:p><draw:enhanced-geometry svg:viewBox="0 0 21600 21600" draw:type="rectangle" draw:enhanced-path="M 0 0 L 21600 0 21600 21600 0 21600 0 0 Z N"/></draw:custom-shape><draw:rect text:anchor-type="paragraph" draw:z-index="9" draw:style-name="gr13" draw:text-style-name="P13" svg:width="2.526in" svg:height="0.6169in" svg:x="0.0728in" svg:y="2.1299in"><text:p text:style-name="P13">Input Controller calls registered </text:p><text:p text:style-name="P13">callback based on the current state</text:p></draw:rect><draw:line text:anchor-type="paragraph" draw:z-index="10" draw:style-name="gr15" draw:text-style-name="P13" svg:x1="1.0535in" svg:y1="1.428in" svg:x2="1.2272in" svg:y2="2.1299in"><text:p/></draw:line><draw:line text:anchor-type="paragraph" draw:z-index="11" draw:style-name="gr15" draw:text-style-name="P13" svg:x1="4.4894in" svg:y1="1.3591in" svg:x2="3.9528in" svg:y2="2.061in"><svg:title>state = PLAY</svg:title><text:p/></draw:line><draw:frame text:anchor-type="paragraph" draw:z-index="12" draw:style-name="gr16" svg:width="1.0594in" svg:height="0.226in" svg:x="3.1543in" svg:y="1.6098in"><draw:text-box><text:p>state == PLAY</text:p></draw:text-box></draw:frame><draw:frame text:anchor-type="paragraph" draw:z-index="13" draw:style-name="gr16" svg:width="1.1378in" svg:height="0.226in" svg:x="5.4638in" svg:y="1.4547in"><draw:text-box><text:p>state == MENU</text:p></draw:text-box></draw:frame><draw:line text:anchor-type="paragraph" draw:z-index="14" draw:style-name="gr15" draw:text-style-name="P13" svg:x1="5.2283in" svg:y1="1.3591in" svg:x2="5.663in" svg:y2="2.0701in"><text:p/></draw:line><draw:rect text:anchor-type="paragraph" draw:z-index="15" draw:style-name="gr13" draw:text-style-name="P13" svg:width="1.3894in" svg:height="0.4689in" svg:x="5.0118in" svg:y="2.0528in"><text:p text:style-name="P13">display/run menu</text:p></draw:rect><draw:rect text:anchor-type="paragraph" draw:z-index="16" draw:style-name="gr13" draw:text-style-name="P13" svg:width="1.424in" svg:height="0.4953in" svg:x="3.189in" svg:y="2.0783in"><text:p text:style-name="P13">display/run game</text:p></draw:rect><draw:line text:anchor-type="paragraph" draw:z-index="17" draw:style-name="gr15" draw:text-style-name="P13" svg:x1="3.8138in" svg:y1="2.5736in" svg:x2="3.6665in" svg:y2="3.2244in"><text:p/></draw:line><draw:custom-shape text:anchor-type="paragraph" draw:z-index="18" draw:style-name="gr14" svg:width="1.4331in" svg:height="0.5039in" svg:x="2.9457in" svg:y="3.1299in"><text:p>display/update Grid</text:p><draw:enhanced-geometry svg:viewBox="0 0 21600 21600" draw:type="rectangle" draw:enhanced-path="M 0 0 L 21600 0 21600 21600 0 21600 0 0 Z N"/></draw:custom-shape><draw:line text:anchor-type="paragraph" draw:z-index="19" draw:style-name="gr15" draw:text-style-name="P13" svg:x1="3.5094in" svg:y1="3.598in" svg:x2="2.7547in" svg:y2="4.2055in"><text:p/></draw:line><draw:rect text:anchor-type="paragraph" draw:z-index="20" draw:style-name="gr13" draw:text-style-name="P13" svg:width="1.6323in" svg:height="0.374in" svg:x="1.8181in" svg:y="4.2055in"><text:p text:style-name="P13">Display/update Blocks</text:p></draw:rect><draw:rect text:anchor-type="paragraph" draw:z-index="21" draw:style-name="gr13" draw:text-style-name="P13" svg:width="1.5106in" svg:height="0.3996in" svg:x="4.1437in" svg:y="4.1799in"><text:p text:style-name="P13">display/update cursor</text:p></draw:rect><draw:line text:anchor-type="paragraph" draw:z-index="22" draw:style-name="gr15" draw:text-style-name="P13" svg:x1="3.9008in" svg:y1="3.598in" svg:x2="4.8992in" svg:y2="4.1799in"><text:p/></draw:line><draw:path text:anchor-type="paragraph" draw:z-index="23" draw:style-name="gr15" draw:text-style-name="P13" svg:width="3.2831in" svg:height="1.0571in" draw:transform="rotate (2.35619449019234) translate (3.83940890354509in 5.1092022075661in)" svg:viewBox="0 0 8340 2686" svg:d="m0 2685c279 12 548-86 811-157 265-72 462-246 702-358 219-103 404-265 607-391 198-122 399-239 593-373 195-134 391-259 592-375s374-267 561-404c182-133 378-243 546-391 225-198 503-102 764-171 277-72 575-76 857-16 314 67 635 29 952 46 284 16 556-112 842-93l280 31 218 94 15-15"><text:p/></draw:path><draw:frame text:anchor-type="paragraph" draw:z-index="24" draw:style-name="gr17" svg:width="1.0512in" svg:height="0.576in" svg:x="1.1752in" svg:y="2.7992in"><draw:text-box><text:p>input to move cursor or swap blocks</text:p></draw:text-box></draw:frame><draw:frame text:anchor-type="paragraph" draw:z-index="25" draw:style-name="gr16" svg:width="1.0421in" svg:height="0.226in" svg:x="3.3543in" svg:y="3.7193in"><draw:text-box><text:p>state == PLAY</text:p></draw:text-box></draw:frame><draw:frame text:anchor-type="paragraph" draw:z-index="26" draw:style-name="gr16" svg:width="1.2331in" svg:height="0.3843in" svg:x="1.2272in" svg:y="1.5402in"><draw:text-box><text:p>Handled by Input Controller</text:p></draw:text-box></draw:frame><draw:line text:anchor-type="paragraph" draw:z-index="27" draw:style-name="gr15" draw:text-style-name="P13" svg:x1="2.8508in" svg:y1="4.6047in" svg:x2="3.2673in" svg:y2="5.2992in"><text:p/></draw:line><draw:frame text:anchor-type="paragraph" draw:z-index="28" draw:style-name="gr18" svg:width="1.0161in" svg:height="0.2343in" svg:x="2.6252in" svg:y="4.8571in"><draw:text-box><text:p>state == FALL</text:p></draw:text-box></draw:frame><draw:rect text:anchor-type="paragraph" draw:z-index="29" draw:style-name="gr13" draw:text-style-name="P13" svg:width="1.2067in" svg:height="0.278in" svg:x="2.7291in" svg:y="5.3083in"><text:p text:style-name="P13">decrement y</text:p></draw:rect><draw:line text:anchor-type="paragraph" draw:z-index="30" draw:style-name="gr15" draw:text-style-name="P13" svg:x1="2.3472in" svg:y1="4.5791in" svg:x2="1.8in" svg:y2="5.2728in"><text:p/></draw:line><draw:rect text:anchor-type="paragraph" draw:z-index="32" draw:style-name="gr13" draw:text-style-name="P13" svg:width="1.2941in" svg:height="0.2433in" svg:x="1.1925in" svg:y="5.2819in"><text:p text:style-name="P13">use combo bitmap</text:p></draw:rect><draw:line text:anchor-type="paragraph" draw:z-index="33" draw:style-name="gr15" draw:text-style-name="P13" svg:x1="5.0291in" svg:y1="4.622in" svg:x2="5.2118in" svg:y2="5.2213in"><text:p/></draw:line><draw:rect text:anchor-type="paragraph" draw:z-index="34" draw:style-name="gr13" draw:text-style-name="P13" svg:width="1.5016in" svg:height="0.3394in" svg:x="4.4827in" svg:y="5.2035in"><text:p text:style-name="P13">detect combos/falls</text:p></draw:rect></text:p>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39" draw:style-name="gr23" svg:width="1.2594in" svg:height="0.2516in" svg:x="4.4646in" svg:y="-0.0071in"><draw:text-box><text:p>state == PAUSE</text:p></draw:text-box></draw:frame></text:p>
      <text:p text:style-name="P1"><draw:line text:anchor-type="paragraph" draw:z-index="38" draw:style-name="gr22" draw:text-style-name="P13" svg:x1="4.3783in" svg:y1="0.022in" svg:x2="4.6992in" svg:y2="0.022in"><text:p/></draw:line><draw:rect text:anchor-type="paragraph" draw:z-index="40" draw:style-name="gr21" draw:text-style-name="P13" svg:width="1.5106in" svg:height="0.3516in" svg:x="4.6819in" svg:y="-0.0429in"><text:p text:style-name="P13">display pause menu</text:p></draw:rect></text:p>
      <text:p text:style-name="P1"/>
      <text:p text:style-name="P1"/>
      <text:p text:style-name="P1"/>
      <text:p text:style-name="P1"><draw:frame text:anchor-type="paragraph" draw:z-index="31" draw:style-name="gr19" svg:width="1.2677in" svg:height="0.2516in" svg:x="1.5835in" svg:y="0.0654in"><draw:text-box><text:p>state == COMBO</text:p></draw:text-box></draw:frame><draw:frame text:anchor-type="paragraph" draw:z-index="35" draw:style-name="gr20" svg:width="1.4669in" svg:height="0.2087in" svg:x="0.0728in" svg:y="0.1138in"><draw:text-box><text:p>state == DISABLED</text:p></draw:text-box></draw:frame><draw:line text:anchor-type="paragraph" draw:z-index="37" draw:style-name="gr22" draw:text-style-name="P13" svg:x1="1.8783in" svg:y1="-0.0252in" svg:x2="0.611in" svg:y2="0.5386in"><text:p/></draw:line></text:p>
      <text:p text:style-name="P1"/>
      <text:p text:style-name="P1"><draw:rect text:anchor-type="paragraph" draw:z-index="36" draw:style-name="gr21" draw:text-style-name="P13" svg:width="0.9724in" svg:height="0.4169in" svg:x="0.0992in" svg:y="-0.0362in"><text:p text:style-name="P13">don't display </text:p><text:p text:style-name="P13">block</text:p></draw:rect></text:p>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2.3.1.6 Communication Model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8:38:14.69</meta:creation-date>
    <dc:date>2012-05-14T02:11:09.16</dc:date>
    <meta:editing-duration>PT17H54M56S</meta:editing-duration>
    <meta:editing-cycles>32</meta:editing-cycles>
    <meta:generator>LibreOffice/3.4$Win32 LibreOffice_project/340m1$Build-302</meta:generator>
    <meta:document-statistic meta:table-count="0" meta:image-count="0" meta:object-count="0" meta:page-count="21" meta:paragraph-count="198" meta:word-count="1597" meta:character-count="9287" meta:non-whitespace-character-count="7717"/>
  </office:meta>
</office:document-meta>
</file>